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gic st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5-03-29T08:39:17.479078617</meta:creation-date>
    <dc:date>2025-03-29T08:39:54.557435760</dc:date>
    <meta:editing-duration>PT37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